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TablePreview4.svm" manifest:media-type="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0.327cm" draw:shadow-opacity="5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2.253cm" fo:min-width="2.642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0.699cm" fo:min-width="7.173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subtitle">
      <style:graphic-properties draw:fill="solid" draw:fill-color="#ffffff" draw:auto-grow-height="true" fo:min-height="9.853cm"/>
    </style:style>
    <style:style style:name="pr8" style:family="presentation" style:parent-style-name="oranssi-subtitle">
      <style:graphic-properties draw:fill="solid" draw:fill-color="#ffffff" draw:auto-grow-height="true" fo:min-height="3.815cm"/>
    </style:style>
    <style:style style:name="pr9" style:family="presentation" style:parent-style-name="oranssi-subtitle">
      <style:graphic-properties draw:fill="solid" draw:fill-color="#ffffff" draw:auto-grow-height="true" fo:min-height="1.973cm"/>
    </style:style>
    <style:style style:name="pr10" style:family="presentation" style:parent-style-name="oranssi-outline1">
      <style:graphic-properties fo:min-height="14.971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style:font-name="FreeMono" fo:font-size="30pt" style:font-size-asian="30pt" style:font-size-complex="30pt"/>
    </style:style>
    <style:style style:name="P10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0.254cm" fo:margin-right="0.254cm" fo:margin-top="0cm" fo:margin-bottom="0cm" fo:text-align="start" fo:text-indent="0cm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weight="bold" style:font-weight-asian="bold" style:font-weight-complex="bold"/>
    </style:style>
    <style:style style:name="T8" style:family="text">
      <style:text-properties style:font-name="FreeMono" fo:font-weight="normal" style:font-weight-asian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000000" style:font-name="Courier 10 Pitch" fo:font-size="20pt" style:font-size-asian="20pt" style:font-size-complex="20pt"/>
    </style:style>
    <style:style style:name="T14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0000" style:font-name="Courier 10 Pitch" fo:font-size="18pt" style:font-size-asian="18pt" style:font-size-complex="18pt"/>
    </style:style>
    <style:style style:name="T19" style:family="text">
      <style:text-properties style:font-name="FreeMono"/>
    </style:style>
    <style:style style:name="T20" style:family="text">
      <style:text-properties style:font-name="FreeMono" fo:font-size="26pt" style:font-size-asian="26pt" style:font-size-complex="26pt"/>
    </style:style>
    <style:style style:name="T21" style:family="text">
      <style:text-properties style:font-name="FreeMono" fo:font-size="20pt" fo:font-style="italic" style:font-size-asian="20pt" style:font-style-asian="italic" style:font-size-complex="20pt" style:font-style-complex="italic"/>
    </style:style>
    <style:style style:name="T22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23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24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</text:span><text:span text:style-name="T1">ng</text:span><text:span text:style-name="T1">ua</text:span><text:span text:style-name="T1">ge</text:span><text:span text:style-name="T1">ns </text:span><text:span text:style-name="T1">de </text:span><text:span text:style-name="T1">Pr</text:span><text:span text:style-name="T1">og</text:span><text:span text:style-name="T1">ra</text:span><text:span text:style-name="T1">m</text:span><text:span text:style-name="T1">aç</text:span><text:span text:style-name="T1">ão </text:span><text:span text:style-name="T1">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</text:span><text:span text:style-name="T2">nci</text:span><text:span text:style-name="T2">sco </text:span><text:span text:style-name="T2">San</text:span><text:span text:style-name="T2">t'An</text:span><text:span text:style-name="T2">na</text:span></text:p>
            <text:p text:style-name="P2"><text:span text:style-name="T3">Sala </text:span><text:span text:style-name="T3">6020</text:span><text:span text:style-name="T3">-B</text:span></text:p>
            <text:p text:style-name="P2"><text:span text:style-name="T4">fran</text:span><text:span text:style-name="T4">cisc</text:span><text:span text:style-name="T4">o@im</text:span><text:span text:style-name="T4">e.ue</text:span><text:span text:style-name="T4">rj.b</text:span><text:span text:style-name="T4">r</text:span></text:p>
            <text:p text:style-name="P2"><text:span text:style-name="T5"/></text:p>
            <text:p text:style-name="P2"><text:span text:style-name="T6">http:</text:span><text:span text:style-name="T6">//git</text:span><text:span text:style-name="T6">hub.c</text:span><text:span text:style-name="T6">om/fs</text:span><text:span text:style-name="T6">antan</text:span><text:span text:style-name="T6">na-</text:span><text:span text:style-name="T6">uerj/</text:span><text:span text:style-name="T6">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5.437cm" svg:x="1.4cm" svg:y="7.072cm" presentation:class="title" presentation:user-transformed="true">
          <draw:text-box>
            <text:p>Ponteiros<text:line-break/>Apontadores<text:line-break/>Pointer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-value vs L-valu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list text:style-name="L2">
              <text:list-header>
                <text:p xml:id="id1" text:id="id1" text:style-name="P6"><text:span text:style-name="T7">int</text:span><text:span text:style-name="T8"> x;</text:span></text:p>
                <text:p xml:id="id2" text:id="id2" text:style-name="P6"><text:span text:style-name="T8">x = 10;</text:span></text:p>
                <text:p xml:id="id3" text:id="id3" text:style-name="P6"><text:span text:style-name="T8">...</text:span></text:p>
                <text:p xml:id="id4" text:id="id4" text:style-name="P6"><text:span text:style-name="T7">int</text:span><text:span text:style-name="T8"> y;</text:span></text:p>
                <text:p xml:id="id5" text:id="id5" text:style-name="P6"><text:span text:style-name="T8">y = x;</text:span></text:p>
                <text:p xml:id="id6" text:id="id6" text:style-name="P6"><text:span text:style-name="T8">...</text:span></text:p>
                <text:p xml:id="id8" text:id="id8" text:style-name="P6"><text:span text:style-name="T8">x = 100;</text:span></text:p>
              </text:list-header>
            </text:list>
          </draw:text-box>
        </draw:frame>
        <draw:frame draw:style-name="standard" xml:id="id7" draw:id="id7" draw:layer="layout" svg:width="7.965cm" svg:height="5.245cm" svg:x="17.036cm" svg:y="5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endereço</text:span></text:p>
              </table:table-cell>
              <table:table-cell table:style-name="ce2">
                <text:p text:style-name="P8">id</text:p>
              </table:table-cell>
              <table:table-cell>
                <text:p text:style-name="P7"><text:span text:style-name="T10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9">x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9">y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9">...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" draw:text-style-name="P10" xml:id="id9" draw:id="id9" draw:layer="layout" svg:width="0.827cm" svg:height="1.375cm" svg:x="6.449cm" svg:y="11.3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xml:id="id10" draw:id="id10" draw:layer="layout" svg:width="0.827cm" svg:height="1.375cm" svg:x="3.671cm" svg:y="14.662cm">
          <text:p/>
          <draw:enhanced-geometry svg:viewBox="0 0 21600 21600" draw:type="rectangle" draw:enhanced-path="M 0 0 L 21600 0 21600 21600 0 21600 0 0 Z N"/>
        </draw:custom-shape>
        <draw:line draw:style-name="gr4" draw:text-style-name="P11" xml:id="id11" draw:id="id11" draw:layer="layout" svg:x1="14.287cm" svg:y1="13.824cm" svg:x2="7.276cm" svg:y2="12.729cm">
          <text:p/>
        </draw:line>
        <draw:line draw:style-name="gr4" draw:text-style-name="P11" xml:id="id12" draw:id="id12" draw:layer="layout" svg:x1="14.287cm" svg:y1="13.824cm" svg:x2="4.498cm" svg:y2="14.915cm">
          <text:p/>
        </draw:line>
        <draw:custom-shape draw:style-name="gr5" draw:text-style-name="P10" xml:id="id13" draw:id="id13" draw:layer="layout" svg:width="3.142cm" svg:height="2.503cm" svg:x="14.287cm" svg:y="12.639cm">
          <text:p text:style-name="P12"><text:span text:style-name="T11">r-value</text:span></text:p>
          <text:p text:style-name="P12">vs</text:p>
          <text:p text:style-name="P12"><text:span text:style-name="T11">l-valu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2">En</text:span><text:span text:style-name="T12">de</text:span><text:span text:style-name="T12">re</text:span><text:span text:style-name="T12">ço </text:span><text:span text:style-name="T12">‘&amp;</text:span><text:span text:style-name="T12">’</text:span></text:p>
          </draw:text-box>
        </draw:frame>
        <draw:frame presentation:style-name="pr5" draw:text-style-name="P6" draw:layer="layout" svg:width="25.199cm" svg:height="13.859cm" svg:x="1.4cm" svg:y="6.114cm" presentation:class="outline" presentation:user-transformed="true">
          <draw:text-box>
            <text:list text:style-name="L2">
              <text:list-header>
                <text:p xml:id="id14" text:id="id14" text:style-name="P6"><text:span text:style-name="T7">int</text:span><text:span text:style-name="T8"> x = 10;</text:span></text:p>
                <text:p xml:id="id15" text:id="id15" text:style-name="P6"><text:span text:style-name="T7">int</text:span><text:span text:style-name="T8"> y = 99;</text:span></text:p>
                <text:p xml:id="id16" text:id="id16" text:style-name="P6"><text:span text:style-name="T8">...</text:span></text:p>
                <text:p text:style-name="P6"><text:span text:style-name="T8"/></text:p>
                <text:p xml:id="id18" text:id="id18" text:style-name="P6"><text:span text:style-name="T8">printf(“%d %d\n”, <text:s/>x, <text:s/>y);</text:span></text:p>
                <text:p xml:id="id19" text:id="id19" text:style-name="P6"><text:span text:style-name="T8">printf(“%p %p\n”, &amp;x, &amp;y);</text:span></text:p>
              </text:list-header>
            </text:list>
          </draw:text-box>
        </draw:frame>
        <draw:frame draw:style-name="standard" xml:id="id17" draw:id="id17" draw:layer="layout" svg:width="7.965cm" svg:height="5.245cm" svg:x="17.036cm" svg:y="5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endereç</text:span><text:span text:style-name="T9">o</text:span></text:p>
              </table:table-cell>
              <table:table-cell table:style-name="ce2">
                <text:p text:style-name="P8">id</text:p>
              </table:table-cell>
              <table:table-cell>
                <text:p text:style-name="P7"><text:span text:style-name="T10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9">x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9">y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9">...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2">Po</text:span><text:span text:style-name="T12">nt</text:span><text:span text:style-name="T12">eir</text:span><text:span text:style-name="T12">o </text:span><text:span text:style-name="T12">‘*’</text:span></text:p>
          </draw:text-box>
        </draw:frame>
        <draw:frame presentation:style-name="pr5" draw:text-style-name="P6" draw:layer="layout" svg:width="25.199cm" svg:height="13.859cm" svg:x="1.4cm" svg:y="6.114cm" presentation:class="outline" presentation:user-transformed="true">
          <draw:text-box>
            <text:list text:style-name="L2">
              <text:list-header>
                <text:p xml:id="id20" text:id="id20" text:style-name="P6"><text:span text:style-name="T7">int</text:span><text:span text:style-name="T8"> <text:s/>x <text:s/>= 10;</text:span></text:p>
                <text:p xml:id="id21" text:id="id21" text:style-name="P6"><text:span text:style-name="T7">int</text:span><text:span text:style-name="T8">* px = &amp;x;</text:span></text:p>
                <text:p xml:id="id22" text:id="id22" text:style-name="P6"><text:span text:style-name="T8">...</text:span></text:p>
                <text:p text:style-name="P6"><text:span text:style-name="T8"/></text:p>
                <text:p xml:id="id24" text:id="id24" text:style-name="P6"><text:span text:style-name="T8">printf(“%p %p\n”, &amp;x, <text:s/>px);</text:span></text:p>
                <text:p xml:id="id25" text:id="id25" text:style-name="P6"><text:span text:style-name="T8">printf(“%d %d\n”, <text:s/>x, *px);</text:span></text:p>
                <text:p text:style-name="P6"/>
              </text:list-header>
            </text:list>
          </draw:text-box>
        </draw:frame>
        <draw:frame draw:style-name="standard" xml:id="id23" draw:id="id23" draw:layer="layout" svg:width="7.965cm" svg:height="5.245cm" svg:x="17.036cm" svg:y="5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endereç</text:span><text:span text:style-name="T9">o</text:span></text:p>
              </table:table-cell>
              <table:table-cell table:style-name="ce2">
                <text:p text:style-name="P8">id</text:p>
              </table:table-cell>
              <table:table-cell>
                <text:p text:style-name="P7"><text:span text:style-name="T10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9">x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9">px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9">...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4T3">
        <office:forms form:automatic-focus="false" form:apply-design-mode="false"/>
        <draw:frame presentation:style-name="pr6" draw:text-style-name="P13" draw:layer="layout" svg:width="25.199cm" svg:height="3.506cm" svg:x="1.402cm" svg:y="0.837cm" presentation:class="title" presentation:user-transformed="true">
          <draw:text-box>
            <text:p><text:span text:style-name="T12">C </text:span><text:span text:style-name="T12">– </text:span><text:span text:style-name="T12">Pr</text:span><text:span text:style-name="T12">im</text:span><text:span text:style-name="T12">eir</text:span><text:span text:style-name="T12">os </text:span><text:span text:style-name="T12">Pa</text:span><text:span text:style-name="T12">ss</text:span><text:span text:style-name="T12">os</text:span></text:p>
          </draw:text-box>
        </draw:frame>
        <draw:frame presentation:style-name="pr7" draw:text-style-name="P15" draw:layer="layout" svg:width="16.015cm" svg:height="9.853cm" svg:x="0.264cm" svg:y="4.871cm">
          <draw:text-box>
            <text:p text:style-name="P14"><text:span text:style-name="T13">// </text:span><text:span text:style-name="T13">02-</text:span><text:span text:style-name="T13">num</text:span><text:span text:style-name="T13">.c</text:span></text:p>
            <text:p text:style-name="P14"><text:span text:style-name="T13"/></text:p>
            <text:p text:style-name="P14"><text:span text:style-name="T13">#</text:span><text:span text:style-name="T14">in</text:span><text:span text:style-name="T14">clu</text:span><text:span text:style-name="T14">de</text:span><text:span text:style-name="T13"> </text:span><text:span text:style-name="T13">&lt;st</text:span><text:span text:style-name="T13">dio</text:span><text:span text:style-name="T13">.h&gt;</text:span></text:p>
            <text:p text:style-name="P14"><text:span text:style-name="T14"/></text:p>
            <text:p text:style-name="P14"><text:span text:style-name="T14">int</text:span><text:span text:style-name="T15"> </text:span><text:span text:style-name="T14">mai</text:span><text:span text:style-name="T14">n</text:span><text:span text:style-name="T15"> </text:span><text:span text:style-name="T15">(</text:span><text:span text:style-name="T14">vo</text:span><text:span text:style-name="T14">id</text:span><text:span text:style-name="T15">) </text:span><text:span text:style-name="T15">{</text:span></text:p>
            <text:p text:style-name="P14"><text:span text:style-name="T15"><text:s text:c="2"/></text:span><text:span text:style-name="T14">int</text:span><text:span text:style-name="T15"> </text:span><text:span text:style-name="T15">num</text:span><text:span text:style-name="T15">;</text:span></text:p>
            <text:p text:style-name="P14"><text:span text:style-name="T15"><text:s text:c="2"/></text:span><text:span text:style-name="T14">pri</text:span><text:span text:style-name="T14">ntf</text:span><text:span text:style-name="T15">("E</text:span><text:span text:style-name="T15">sco</text:span><text:span text:style-name="T15">lha </text:span><text:span text:style-name="T15">um </text:span><text:span text:style-name="T15">num</text:span><text:span text:style-name="T15">ero</text:span><text:span text:style-name="T15">: </text:span><text:span text:style-name="T15">");</text:span></text:p>
            <text:p text:style-name="P14"><text:span text:style-name="T15"><text:s text:c="2"/></text:span><text:span text:style-name="T14">sca</text:span><text:span text:style-name="T14">nf</text:span><text:span text:style-name="T15">(</text:span><text:span text:style-name="T15">"%d</text:span><text:span text:style-name="T15">", </text:span><text:span text:style-name="T15">&amp;nu</text:span><text:span text:style-name="T15">m);</text:span></text:p>
            <text:p text:style-name="P14"><text:span text:style-name="T15"><text:s text:c="2"/></text:span><text:span text:style-name="T14">pri</text:span><text:span text:style-name="T14">ntf</text:span><text:span text:style-name="T15">("V</text:span><text:span text:style-name="T15">oce </text:span><text:span text:style-name="T15">esc</text:span><text:span text:style-name="T15">olh</text:span><text:span text:style-name="T15">eu </text:span><text:span text:style-name="T15">%d\</text:span><text:span text:style-name="T15">n", </text:span><text:span text:style-name="T15">num</text:span><text:span text:style-name="T15">);</text:span></text:p>
            <text:p text:style-name="P14"><text:span text:style-name="T15"><text:s text:c="2"/></text:span><text:span text:style-name="T14">ret</text:span><text:span text:style-name="T14">urn</text:span><text:span text:style-name="T15"> </text:span><text:span text:style-name="T15">0;</text:span></text:p>
            <text:p text:style-name="P14"><text:span text:style-name="T15">}</text:span></text:p>
          </draw:text-box>
        </draw:frame>
        <draw:frame presentation:style-name="pr8" draw:text-style-name="P16" draw:layer="layout" svg:width="10.832cm" svg:height="3.815cm" svg:x="16.911cm" svg:y="5.984cm">
          <draw:text-box>
            <text:p text:style-name="P14"><text:span text:style-name="T16"># </text:span><text:span text:style-name="T16">02-</text:span><text:span text:style-name="T16">num.</text:span><text:span text:style-name="T16">py</text:span></text:p>
            <text:p text:style-name="P14"><text:span text:style-name="T16"/></text:p>
            <text:p text:style-name="P14"><text:span text:style-name="T17">prin</text:span><text:span text:style-name="T17">t</text:span><text:span text:style-name="T18">("E</text:span><text:span text:style-name="T18">scol</text:span><text:span text:style-name="T18">ha </text:span><text:span text:style-name="T18">um </text:span><text:span text:style-name="T18">nume</text:span><text:span text:style-name="T18">ro:"</text:span><text:span text:style-name="T18">)</text:span></text:p>
            <text:p text:style-name="P14"><text:span text:style-name="T18">num </text:span><text:span text:style-name="T18">= </text:span><text:span text:style-name="T17">inpu</text:span><text:span text:style-name="T17">t</text:span><text:span text:style-name="T18">()</text:span></text:p>
            <text:p text:style-name="P14"><text:span text:style-name="T17">prin</text:span><text:span text:style-name="T17">t</text:span><text:span text:style-name="T18">("V</text:span><text:span text:style-name="T18">oce </text:span><text:span text:style-name="T18">esco</text:span><text:span text:style-name="T18">lheu</text:span><text:span text:style-name="T18">", </text:span><text:span text:style-name="T18">num)</text:span></text:p>
          </draw:text-box>
        </draw:frame>
        <draw:frame presentation:style-name="pr9" draw:text-style-name="P15" draw:layer="layout" svg:width="13.79cm" svg:height="1.973cm" svg:x="0.264cm" svg:y="15.206cm">
          <draw:text-box>
            <text:p text:style-name="P14"><text:span text:style-name="T13">$ </text:span><text:span text:style-name="T13">gcc </text:span><text:span text:style-name="T13">02-</text:span><text:span text:style-name="T13">num</text:span><text:span text:style-name="T13">.c </text:span><text:span text:style-name="T13">-o </text:span><text:span text:style-name="T13">num</text:span><text:span text:style-name="T13">.ex</text:span><text:span text:style-name="T13">e</text:span></text:p>
            <text:p text:style-name="P14"><text:span text:style-name="T13">$ .</text:span><text:span text:style-name="T13">/nu</text:span><text:span text:style-name="T13">m.e</text:span><text:span text:style-name="T13">xe</text:span></text:p>
          </draw:text-box>
        </draw:frame>
        <draw:custom-shape draw:style-name="gr6" draw:text-style-name="P10" xml:id="id26" draw:id="id26" draw:layer="layout" svg:width="7.673cm" svg:height="0.949cm" svg:x="1.356cm" svg:y="10.9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4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rcício 3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9">troca</text:span> que receba dois ponteiros para inteiros <text:span text:style-name="T19">p1</text:span> e <text:span text:style-name="T19">p2</text:span> e troque os conteúdos por eles apontados:</text:p>
                <text:p/>
                <text:list>
                  <text:list-header>
                    <text:p><text:span text:style-name="T20">int x=10, y=20;</text:span></text:p>
                    <text:p><text:span text:style-name="T20">troca(&amp;x, &amp;y);</text:span><text:span text:style-name="T21"> <text:s/>// definir essa funcao</text:span></text:p>
                    <text:p><text:span text:style-name="T20">printf(“%d %d\n”, x, y);</text:span><text:span text:style-name="T21"> <text:s/>// 20 10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625cm" svg:x="1.4cm" svg:y="7.978cm" presentation:class="title" presentation:user-transformed="true">
          <draw:text-box>
            <text:p>Arrays<text:line-break/>Vetor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5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27" text:id="id27" text:style-name="P6"><text:span text:style-name="T22">int</text:span><text:span text:style-name="T23"> xs[4];</text:span></text:p>
                <text:p xml:id="id28" text:id="id28" text:style-name="P6"><text:span text:style-name="T22">int</text:span><text:span text:style-name="T23"> ys[4];</text:span></text:p>
                <text:p text:style-name="P6"><text:span text:style-name="T8"/></text:p>
                <text:p xml:id="id30" text:id="id30" text:style-name="P6"><text:span text:style-name="T23">printf(“%p %p\n”, &amp;xs, &amp;ys);</text:span></text:p>
                <text:p text:style-name="P6"><text:span text:style-name="T8"/></text:p>
                <text:p xml:id="id31" text:id="id31" text:style-name="P6"><text:span text:style-name="T23">printf(“%p %p %p %p %p %p\n”,</text:span></text:p>
                <text:p xml:id="id32" text:id="id32" text:style-name="P6"><text:span text:style-name="T23"><text:s text:c="8"/></text:span><text:span text:style-name="T23">xs,xs+0,xs+1,xs+2,xs+3,xs+4);</text:span></text:p>
                <text:p text:style-name="P6"><text:span text:style-name="T23"/></text:p>
                <text:p xml:id="id33" text:id="id33" text:style-name="P6"><text:span text:style-name="T23">*(xs+3) = 10; // xs[3]=10</text:span></text:p>
                <text:p xml:id="id34" text:id="id34" text:style-name="P6"><text:span text:style-name="T23">printf(“%d\n”, xs[3]);</text:span></text:p>
              </text:list-header>
            </text:list>
          </draw:text-box>
        </draw:frame>
        <draw:frame draw:style-name="standard" xml:id="id29" draw:id="id29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endereço</text:span></text:p>
              </table:table-cell>
              <table:table-cell table:style-name="ce2">
                <text:p text:style-name="P8">id</text:p>
              </table:table-cell>
              <table:table-cell>
                <text:p text:style-name="P7"><text:span text:style-name="T10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9">xs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9">ys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9">...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rcício 4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9">preenche</text:span> que receba um vetor <text:span text:style-name="T19">vec</text:span> de inteiros, o tamanho do vetor <text:span text:style-name="T19">n</text:span> e preencha o vetor com <text:span text:style-name="T19">n</text:span> números lidos do teclado.</text:p>
                <text:p><text:span text:style-name="T24"/></text:p>
              </text:list-item>
              <text:list-item>
                <text:p>Crie uma função <text:span text:style-name="T19">media</text:span> que receba um vetor <text:span text:style-name="T19">vec</text:span>, o tamanho do vetor <text:span text:style-name="T19">n</text:span> e retorne a média entre todos os valores do vetor.</text:p>
                <text:p><text:span text:style-name="T24"/></text:p>
              </text:list-item>
              <text:list-item>
                <text:p>Dentro das funções, use a notação de ponteiros em vez da de índices (‘*’ vs ‘[]’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26</meta:editing-cycles>
    <meta:editing-duration>P59DT7M22S</meta:editing-duration>
    <meta:initial-creator>chico </meta:initial-creator>
    <dc:date>2018-05-14T16:54:32.695988404</dc:date>
    <meta:document-statistic meta:object-count="8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